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1" style:family="text">
      <style:text-properties fo:color="#008000" fo:font-size="16pt" fo:font-weight="bold" style:font-size-asian="16pt" style:font-weight-asian="bold" style:font-size-complex="16pt" style:font-weight-complex="bold"/>
    </style:style>
    <style:style style:name="T2" style:family="text">
      <style:text-properties fo:color="#ff3366" fo:font-size="14pt" fo:font-weight="bold" style:font-size-asian="14pt" style:font-weight-asian="bold" style:font-size-complex="14pt" style:font-weight-complex="bold"/>
    </style:style>
    <style:style style:name="T3" style:family="text">
      <style:text-properties fo:color="#00cccc" fo:font-size="14pt" fo:font-weight="bold" style:font-size-asian="14pt" style:font-weight-asian="bold" style:font-size-complex="14pt" style:font-weight-complex="bold"/>
    </style:style>
    <style:style style:name="T4" style:family="text">
      <style:text-properties fo:font-variant="normal" fo:text-transform="none" fo:color="#444444" style:font-name="Arial" fo:font-size="13pt" fo:letter-spacing="normal" fo:font-style="normal" fo:font-weight="bold" style:font-size-asian="13pt" style:font-weight-asian="bold" style:font-size-complex="13pt" style:font-weight-complex="bold"/>
    </style:style>
    <style:style style:name="T5" style:family="text">
      <style:text-properties officeooo:rsid="0010f8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My hands on <text:span text:style-name="T1">Codechef </text:span><text:span text:style-name="T2">March Challenge</text:span>:</text:p>
      <text:p text:style-name="Standard"/>
      <text:p text:style-name="Standard"/>
      <text:p text:style-name="Standard">WALK:</text:p>
      <text:p text:style-name="Standard"/>
      <text:p text:style-name="Standard"><text:tab/>A good cake walk question. If you are at ith position and the velocity is a[i] , you need atleast i + a[i] at the beginning . Hence the answer is the largest of all these or else he will fail.</text:p>
      <text:p text:style-name="Standard"/>
      <text:p text:style-name="Standard"/>
      <text:p text:style-name="Standard">PROSUM:</text:p>
      <text:p text:style-name="Standard"><text:tab/>0,1 with any number can't satisfy this condition at all. A pair of (2,2) can't satisfy the condition. Hence, subtract such non-conditional pairs from total pairs</text:p>
      <text:p text:style-name="Standard"/>
      <text:p text:style-name="Standard"/>
      <text:p text:style-name="Standard">TEAM SPLIT:</text:p>
      <text:p text:style-name="Standard"><text:tab/>Solution is obvious. The only hurdle is sorting the array. A quick sort will TLE so we have to do Count Sort as the range is small enough .</text:p>
      <text:p text:style-name="Standard"/>
      <text:p text:style-name="Standard"/>
      <text:p text:style-name="Standard">MIKE AND STAMPS:</text:p>
      <text:p text:style-name="Standard"><text:tab/>This can be solved using recursive approach. Let's precompute if customer i is compatible with customer j in O(m^2) . <text:s/>Then we can use a recursive approach as we can either choose the customer or we can skip him along with an array which has the list of all customers we 'can' choose using the precomputed values.</text:p>
      <text:p text:style-name="Standard"><text:tab/></text:p>
      <text:p text:style-name="Standard"/>
      <text:p text:style-name="Standard">BINARY TOURNAMENT:</text:p>
      <text:p text:style-name="Standard"><text:tab/>Let's divide the array into two halves, H1 and H2 . |H1| ,|H2| are always even as N is a power of 2 ( 4,8.... Base case should be treated separately N=2. ) . <text:s text:c="3"/>For simplicity sake, Let's assume player with strength N is on H1 , Then the player who reaches the final is the player in the other half of the array and with the greatest strength in that other half. Clearly, no one with strength till (N-1)/2 can reach the final . </text:p>
      <text:p text:style-name="Standard"/>
      <text:p text:style-name="Standard">Ans is sum of <text:s/>2 * (n/2)! * (n/2)! * (i C n/2-1 ) ….. That is , choosing a half side for player with strength N * <text:s/>permuting the two halves with n/2 elements each * selecting n/2-1 smaller elements in the other half as player with strength i+1 is the player with maximum strength in the other half. <text:s/></text:p>
      <text:p text:style-name="Standard"/>
      <text:p text:style-name="Standard"/>
      <text:p text:style-name="Standard">SEREJA AND SORTING 2:</text:p>
      <text:p text:style-name="Standard"/>
      <text:p text:style-name="Standard"><text:tab/><text:tab/>The most naïve method, a simple selection sort is enough. It takes atmost n steps. I'm trying to figure out if I can do it better.</text:p>
      <text:p text:style-name="Standard"/>
      <text:p text:style-name="Standard"/>
      <text:p text:style-name="Standard">A STORY WITH STRINGS :</text:p>
      <text:p text:style-name="Standard"><text:tab/></text:p>
      <text:p text:style-name="Standard"><text:tab/>AAAh, more you solve, more difficult it gets. This question can be solved using Suffix Arrays. I haven't coded it up yet. Besides , I have never coded suffix arrays before although it's there in my TODO list from a long time. I'm assuming O(n*logn*logn) Double Prefixing method will pass the time limit along with O(n*logn) LCP computation.</text:p>
      <text:p text:style-name="Standard"/>
      <text:p text:style-name="Standard"><text:tab/></text:p>
      <text:p text:style-name="Standard"><text:soft-page-break/><text:tab/><text:tab/>I understood how Suffix Arrays work along with code .I'll post about Suffix Arrays , LCP in detail in another post.</text:p>
      <text:p text:style-name="Standard"/>
      <text:p text:style-name="Standard">Coded it, tried many test cases still WA :( , but its worth a shot. Waiting to know where I went wrong. To get this correct, I got two spoj problems on suffix arrays 'AC' . But this one still WA.</text:p>
      <text:p text:style-name="Standard">Best part, I learned suffix arrays after having it in my TODO list from the past 3-4 months.</text:p>
      <text:p text:style-name="Standard"/>
      <text:p text:style-name="Standard">After getting WA for 4 days, I realize where the bug is, one night before the contest ends :D. DAMN YOU SSTORY :D !?</text:p>
      <text:p text:style-name="Standard"/>
      <text:p text:style-name="Standard">Turns out after all these effort n*log^2n itself will TLE. DAMN :D . Enjoyed March Challenge.</text:p>
      <text:p text:style-name="Standard"/>
      <text:p text:style-name="Standard"><text:s/>6.9 secs ;) <text:s/></text:p>
      <text:p text:style-name="Standard"/>
      <text:p text:style-name="Standard">Suffix arrays . :D</text:p>
      <text:p text:style-name="Standard">After 34 WA'S <text:s/>….4 days of Debugging. </text:p>
      <text:p text:style-name="Standard"/>
      <text:p text:style-name="Standard">ANUGCD:</text:p>
      <text:p text:style-name="Standard"><text:tab/> Divide the whole array into rootn segments, for each rootn do a sieve to calculate the max number that divides from [1,100000] along with no of occurrences, just sort for number of occurrences. So, you can answer each query in O(rootn). <text:s/>Hope I get time to solve this.</text:p>
      <text:p text:style-name="Standard">Anyways here's the half done code. :P <text:span text:style-name="T5">okay TLE.</text:span></text:p>
      <text:p text:style-name="Standard"><text:s text:c="2"/></text:p>
      <text:p text:style-name="Standard"><text:tab/><text:tab/><text:tab/><text:tab/><text:tab/><text:span text:style-name="T3"> :D</text:span></text:p>
      <text:p text:style-name="Standard"/>
      <text:p text:style-name="Standard">PS: <text:s/><text:span text:style-name="T4">Life is all about getting that 'AC' like feel everytime! :)</text:span> </text:p>
      <text:p text:style-name="Standard"><text:s text:c="2"/></text:p>
      <text:p text:style-name="Standard"/>
      <text:p text:style-name="Standard"><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Helvetica,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rinu634 </meta:initial-creator>
    <meta:creation-date>2014-03-11T21:16:39.858231790</meta:creation-date>
    <dc:date>2014-03-18T01:01:32.045026491</dc:date>
    <meta:editing-duration>PT1H49M51S</meta:editing-duration>
    <meta:editing-cycles>67</meta:editing-cycles>
    <meta:generator>LibreOffice/4.1.3.2$Linux_X86_64 LibreOffice_project/410m0$Build-2</meta:generator>
    <dc:creator>srinu634 </dc:creator>
    <meta:document-statistic meta:table-count="0" meta:image-count="0" meta:object-count="0" meta:page-count="2" meta:paragraph-count="35" meta:word-count="611" meta:character-count="3240" meta:non-whitespace-character-count="2611"/>
  </office:meta>
</office:document-meta>
</file>